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625b"/>
    </style:style>
    <style:style style:name="T1" style:family="text">
      <style:text-properties officeooo:rsid="000762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ahan dan referensi</text:span></text:p>
      <text:p text:style-name="Standard"><text:a xlink:type="simple" xlink:href="https://pdftoword-converter.online/converted/d6759ad2/aplikasi-monitoring-hafalan-santri-studi-kasus-pondok-pesantren-turus-berbasis-web/qhwwjjxjr3y30vhwtyo6obk8ikiaqkvu7tzmbrllpdf.pdf" text:style-name="Internet_20_link" text:visited-style-name="Visited_20_Internet_20_Link"/></text:p>
      <text:p text:style-name="Standard"/>
      <text:p text:style-name="Standard"><text:a xlink:type="simple" xlink:href="https://pdftoword-converter.online/converted/d6759ad2/aplikasi-monitoring-hafalan-santri-studi-kasus-pondok-pesantren-turus-berbasis-web/qhwwjjxjr3y30vhwtyo6obk8ikiaqkvu7tzmbrllpdf.pdf" text:style-name="Internet_20_link" text:visited-style-name="Visited_20_Internet_20_Link">https://pdftoword-converter.online/converted/d6759ad2/aplikasi-monitoring-hafalan-santri-studi-kasus-pondok-pesantren-turus-berbasis-web/qhwwjjxjr3y30vhwtyo6obk8ikiaqkvu7tzmbrllpdf.pdf</text:a></text:p>
      <text:p text:style-name="Standard"/>
      <text:p text:style-name="Standard"><text:a xlink:type="simple" xlink:href="http://repositori.uin-alauddin.ac.id/567/1/m%20irwan%20hidayat.pdf" text:style-name="Internet_20_link" text:visited-style-name="Visited_20_Internet_20_Link">http://repositori.uin-alauddin.ac.id/567/1/m%20irwan%20hidayat.pdf</text:a></text:p>
      <text:p text:style-name="Standard"/>
      <text:p text:style-name="Standard"><text:a xlink:type="simple" xlink:href="https://elib.unikom.ac.id/files/disk1/783/jbptunikompp-gdl-fulkajuhda-39136-4-unikom_f-r.pdf" text:style-name="Internet_20_link" text:visited-style-name="Visited_20_Internet_20_Link">https://elib.unikom.ac.id/files/disk1/783/jbptunikompp-gdl-fulkajuhda-39136-4-unikom_f-r.pdf</text:a></text:p>
      <text:p text:style-name="Standard"/>
      <text:p text:style-name="Standard"><text:a xlink:type="simple" xlink:href="https://elib.unikom.ac.id/files/disk1/783/jbptunikompp-gdl-fulkajuhda-39136-1-unikom_f-l.pdf" text:style-name="Internet_20_link" text:visited-style-name="Visited_20_Internet_20_Link">https://elib.unikom.ac.id/files/disk1/783/jbptunikompp-gdl-fulkajuhda-39136-1-unikom_f-l.pdf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14T11:11:55.451012473</meta:creation-date>
    <dc:date>2019-12-14T11:20:15.177339173</dc:date>
    <meta:editing-duration>PT8M19S</meta:editing-duration>
    <meta:editing-cycles>2</meta:editing-cycles>
    <meta:generator>LibreOffice/6.3.3.2$Linux_X86_64 LibreOffice_project/30$Build-2</meta:generator>
    <meta:document-statistic meta:table-count="0" meta:image-count="0" meta:object-count="0" meta:page-count="1" meta:paragraph-count="5" meta:word-count="7" meta:character-count="453" meta:non-whitespace-character-count="451"/>
  </office:meta>
</office:document-meta>
</file>